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Visualizer.updateGui( Sample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raphVisualizer.createGraphInfo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GraphVisualizer.get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aphVisualizer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raphVisualizer.createInfoLabel( String labelResourceName , JText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aphVisualizer.createGraph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phVisualizer.updateYAx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phVisualiz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Visualizer.itemStateChanged( ItemEvent 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raphVisualizer.createYAxisField(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aphVisualizer.GraphVisu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aphVisualizer.createYAx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aphVisualizer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Visualizer.createChoos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raphVisualizer.add( SampleResult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Visualizer.createChooseCheckBox( String labelResourceName , Color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phVisualizer.createInfoField( Color color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aphVisualizer.createYAxisPanel( String labelResourceName , JText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phVisualiz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raphVisualizer.createInfoColumn( JLabel label1 , JTextField field1 , JLabel label2 , JTextField field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